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Turismo Pedagógico é uma modalidade relativamente recente no Brasil, quando comprada as outros tipos tradicionais de turismo. Sua preocupação básica centra-se na melhor maneira de conduzir a atividade educativa, de forma a alcançar finalidades pedagógicas, por meio da experiência turística. O estudo do meio se apresenta como uma possibilidade de tornar o conhecimento pertinente, contextualizado e real. A viagem é o elemento motivador para dar encanto à educação, os diversos saberes e realidades são articulados como necessidade de reconhecer e conhecer os problemas do mundo, em um ambiente de divertimento e prazeres.<text:line-break/>Trata-se de uma das atividades que mais se harmonizam ao conceito de turismo sustentável, uma vez que sua motivação é puramente educativa, e a educação ambiental é praticada nas três dimensões: conceituais, procedimentais e atitudinais. Além do mais, conhecendo localidades da sua região ou do seu país, o aluno-turista passa a desenvolver um sentimento de valorização e conservação dos patrimônios sociais, culturais e ambientais das comunidades, o que torna possível o desenvolvimento do turismo sustentável.</text:p>
      <text:p text:style-name="P1"/>
      <text:p text:style-name="P1">Construímos roteiros customizados em diversas áreas do saber. Consulte-nos, temos uma equipe especializada e importantes parcerias com hotéis e restaurantes para que você professor possa ser atendido com o máximo de eficiênci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1-09-23T08:46:32</meta:creation-date>
    <dc:date>2011-09-24T01:43:39</dc:date>
    <dc:creator>Christian </dc:creator>
    <meta:editing-duration>PT5M58S</meta:editing-duration>
    <meta:editing-cycles>2</meta:editing-cycles>
    <meta:generator>BrOffice/3.3$Linux LibreOffice_project/330m19$Build-301</meta:generator>
    <meta:document-statistic meta:table-count="0" meta:image-count="0" meta:object-count="0" meta:page-count="1" meta:paragraph-count="2" meta:word-count="200" meta:character-count="1363"/>
  </office:meta>
</office:document-meta>
</file>